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tt Redmond</text:p>
      <text:p text:style-name="Standard">Applied Science Research</text:p>
      <text:p text:style-name="Standard">Dr. Dann</text:p>
      <text:p text:style-name="Standard">10 December 2009</text:p>
      <text:p text:style-name="P1">BarraCUDA: A Supercomputer for Small Scale Research</text:p>
      <text:p text:style-name="P1"/>
      <text:p text:style-name="P2">Abstract</text:p>
      <text:p text:style-name="P2"><text:tab/>BarraCUDA (Beginner's Analytic Research and Rendering Architecture) will be a small-scale homebrew supercomputer designed around the NVIDIA CUDA architecture. The project is meant to serve as a platform for researchers to develop parallel-programming skills, and design programs that demonstrate concepts in modern science research through real-time visualization. I am seeking funds or donated parts to help make this dream a reality.</text:p>
      <text:p text:style-name="P2"/>
      <text:p text:style-name="P2">About Me/Motivation</text:p>
      <text:p text:style-name="P2"><text:tab/>I'm currently a Senior in high school, and through my Applied Science Research and Computer Science classes, I've gradually become aware of the growing importance of a large amount of available computational power in the fields of physical, chemical, and biological research. I'm also quite interested in fluid dynamics, and visualization software for all of these physical modeling problems. Last summer, I worked in Caltech's materials physics lab on the DANSE project, (which uses distributed computational analysis to model the results of neutron scattering experiments, before actually conducting them), and I was exposed to the elegant concept and power of a Beowulf cluster supercomputer. </text:p>
      <text:p text:style-name="P2"><text:tab/>I'd like to build a supercomputer based largely on NVIDIA's CUDA platform, as it represents the new direction that high performance computing is going in: instead of performing CPU heavy calculations, these calculations are farmed out in parallel to hundreds of individual GPU cores for computation. The performance speed-up is reported by various sources to be anything from 5x to 47,000x the time it would take a CPU based system to do the same tasks. The CUDA architecture is also alive and well-supported by the community, with various development tools available, and many new applications released frequently. </text:p>
      <text:p text:style-name="P2"><text:tab/>Completing this project would give me a fair background in supercomputer design and construction, as well as an opportunity to learn the parallel programming skills that I'll need to be a successful researcher in the future. When I finish the project, I'll donate the computer to my school, so other people can have the same opportunities and experiences as me.</text:p>
      <text:p text:style-name="P2"/>
      <text:p text:style-name="P3">Design Idea</text:p>
      <text:p text:style-name="P2"><text:tab/>Although I initially toyed with the idea of building a CPU-based 4-node cluster computer, I realized that I could actually get a lot more computational power for less money with a single-node, multi-GPU system. The NVIDIA cards like the GTX295 and the Tesla C1060 offer a very compelling performance per dollar ratio. To save on money, the system will run an Ubuntu distribution. </text:p>
      <text:p text:style-name="P2"/>
      <text:p text:style-name="P2">Funding</text:p>
      <text:p text:style-name="P2">James Dann .... $200</text:p>
      <text:p text:style-name="P2">Menlo Schoo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08:20:27</meta:creation-date>
    <dc:date>2009-12-10T13:39:40</dc:date>
    <meta:editing-duration>PT01H12M33S</meta:editing-duration>
    <meta:editing-cycles>6</meta:editing-cycles>
    <meta:generator>OpenOffice.org/3.0$Linux OpenOffice.org_project/300m15$Build-9379</meta:generator>
    <meta:document-statistic meta:table-count="0" meta:image-count="0" meta:object-count="0" meta:page-count="2" meta:paragraph-count="16" meta:word-count="414" meta:character-count="2682"/>
    <meta:user-defined meta:name="Info 1"/>
    <meta:user-defined meta:name="Info 2"/>
    <meta:user-defined meta:name="Info 3"/>
    <meta:user-defined meta:name="Info 4"/>
  </office:meta>
</office:document-meta>
</file>